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38d" officeooo:paragraph-rsid="000b938d"/>
    </style:style>
    <style:style style:name="P2" style:family="paragraph" style:parent-style-name="Standard">
      <style:text-properties officeooo:rsid="00945839" officeooo:paragraph-rsid="00945839"/>
    </style:style>
    <style:style style:name="P3" style:family="paragraph" style:parent-style-name="Standard">
      <style:text-properties officeooo:rsid="0082ed01" officeooo:paragraph-rsid="00945839"/>
    </style:style>
    <style:style style:name="P4" style:family="paragraph" style:parent-style-name="Standard">
      <style:text-properties officeooo:rsid="0082ed01" officeooo:paragraph-rsid="00945839"/>
    </style:style>
    <style:style style:name="P5" style:family="paragraph" style:parent-style-name="Standard">
      <style:text-properties officeooo:rsid="00a3c2fd" officeooo:paragraph-rsid="00a3c2fd"/>
    </style:style>
    <style:style style:name="T1" style:family="text">
      <style:text-properties officeooo:rsid="009d979a"/>
    </style:style>
    <style:style style:name="T2" style:family="text">
      <style:text-properties officeooo:rsid="00a258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</text:p>
      <text:p text:style-name="P2"/>
      <text:p text:style-name="P2"><draw:frame draw:style-name="fr1" draw:name="Object29" text:anchor-type="as-char" svg:y="-0.2925in" svg:width="1.8543in" svg:height="0.4717in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">1.3</text:span><text:span text:style-name="T2">8</text:span></text:p>
      <text:p text:style-name="P2"/>
      <text:p text:style-name="P2"><draw:frame draw:style-name="fr1" draw:name="Object2" text:anchor-type="as-char" svg:y="-0.2925in" svg:width="1.5791in" svg:height="0.47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tab/><text:span text:style-name="T1">1.3</text:span><text:span text:style-name="T2">8 </text:span><text:span text:style-name="T1"><text:s/>reformated for easier use</text:span></text:p>
      <text:p text:style-name="P3"/>
      <text:p text:style-name="P3"><draw:frame draw:style-name="fr1" draw:name="Object3" text:anchor-type="as-char" svg:y="-0.2925in" svg:width="3.5366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3"><draw:frame draw:style-name="fr1" draw:name="Object1" text:anchor-type="as-char" svg:y="-0.2925in" svg:width="2.9043in" svg:height="0.471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/>
      <text:p text:style-name="P5">The Schroedinger equation (slightly adjusted) tells us:</text:p>
      <text:p text:style-name="P3"/>
      <text:p text:style-name="P3"><draw:frame draw:style-name="fr1" draw:name="Object5" text:anchor-type="as-char" svg:y="-0.2681in" svg:width="1.622in" svg:height="0.44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49:46.537000000</meta:creation-date>
    <dc:date>2021-12-07T22:09:31.473000000</dc:date>
    <meta:editing-duration>PT20H53M58S</meta:editing-duration>
    <meta:editing-cycles>145</meta:editing-cycles>
    <meta:generator>LibreOffice/7.1.5.2$Windows_X86_64 LibreOffice_project/85f04e9f809797b8199d13c421bd8a2b025d52b5</meta:generator>
    <meta:print-date>2021-12-06T22:00:19.959000000</meta:print-date>
    <meta:document-statistic meta:table-count="0" meta:image-count="0" meta:object-count="5" meta:page-count="1" meta:paragraph-count="7" meta:word-count="14" meta:character-count="93" meta:non-whitespace-character-count="81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form="prefix" stretchy="false">⟨</mo>
              <mrow>
                <mi>ρ</mi>
              </mrow>
              <mo fence="true" form="postfix" stretchy="false">⟩</mo>
            </mrow>
          </mrow>
          <mrow>
            <mo stretchy="false">∂</mo>
            <mi>t</mi>
          </mrow>
        </mfrac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o fence="true" form="prefix" stretchy="false">(</mo>
          <mrow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row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o stretchy="false">+</mo>
                <mrow>
                  <mi>ψ</mi>
                  <mtext>*</mtext>
                </mrow>
              </mrow>
              <mrow>
                <mo fence="true" form="prefix" stretchy="false">[</mo>
                <mrow>
                  <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frac>
                      <mrow>
                        <mo stretchy="false">∂</mo>
                        <mi>ψ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]</mo>
              </mrow>
            </mrow>
          </mrow>
          <mo fence="true" form="postfix" stretchy="false">)</mo>
        </mrow>
      </mrow>
      <mi mathvariant="italic">dx</mi>
    </mrow>
    <annotation encoding="StarMath 5.0">{partial langle ρ rangle} over {partial t}  = -ih int from{-∞} to{∞} ({partial ψ "*"} over {partial t}  {partial ψ} over {partial x}  + {ψ "*"}  [{partial} over {partial t} {partial ψ} over {partial x}]) dx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⟨</mo>
          <mrow>
            <mi>ρ</mi>
          </mrow>
          <mo fence="true" form="postfix" stretchy="false">⟩</mo>
        </mrow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i mathvariant="italic">dx</mi>
    </mrow>
    <annotation encoding="StarMath 5.0">langle ρ rangle = -ih int from{-∞} to{∞}  ψ "*" {partial ψ} over {partial x}  dx</annotation>
  </semantics>
</math>
</file>

<file path=Object 29/content.xml><?xml version="1.0" encoding="utf-8"?>
<math xmlns="http://www.w3.org/1998/Math/MathML" display="block">
  <semantics>
    <mrow>
      <mrow>
        <mrow>
          <mo fence="true" form="prefix" stretchy="false">⟨</mo>
          <mrow>
            <mi>ρ</mi>
          </mrow>
          <mo fence="true" form="postfix" stretchy="false">⟩</mo>
        </mrow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i>ψ</mi>
        </mrow>
      </mrow>
      <mrow>
        <mtext>*</mtext>
        <mo stretchy="false">⋅</mo>
        <mrow>
          <mo fence="true" form="prefix" stretchy="false">(</mo>
          <mrow>
            <mfrac>
              <mi>h</mi>
              <mi>i</mi>
            </mfrac>
          </mrow>
          <mo fence="true" form="postfix" stretchy="false">)</mo>
        </mrow>
      </mrow>
      <mrow>
        <mrow>
          <mo fence="true" form="prefix" stretchy="false">(</mo>
          <mrow>
            <mfrac>
              <mo stretchy="false">∂</mo>
              <mrow>
                <mo stretchy="false">∂</mo>
                <mi>x</mi>
              </mrow>
            </mfrac>
          </mrow>
          <mo fence="true" form="postfix" stretchy="false">)</mo>
        </mrow>
        <mo stretchy="false">⋅</mo>
        <mi>ψ</mi>
      </mrow>
      <mi mathvariant="italic">dx</mi>
    </mrow>
    <annotation encoding="StarMath 5.0">langle ρ rangle = int from{-∞} to{∞}  ψ "*" cdot (h over i) (partial over {partial x}) cdot ψ dx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form="prefix" stretchy="false">⟨</mo>
              <mrow>
                <mi>ρ</mi>
              </mrow>
              <mo fence="true" form="postfix" stretchy="false">⟩</mo>
            </mrow>
          </mrow>
          <mrow>
            <mo stretchy="false">∂</mo>
            <mi>t</mi>
          </mrow>
        </mfrac>
        <mo stretchy="false">=</mo>
        <mrow>
          <mo stretchy="false">−</mo>
          <mi mathvariant="italic">ih</mi>
        </mrow>
      </mrow>
      <mfrac>
        <mo stretchy="false">∂</mo>
        <mrow>
          <mo stretchy="false">∂</mo>
          <mi>t</mi>
        </mrow>
      </mfrac>
      <mrow>
        <munderover>
          <mo stretchy="false">∫</mo>
          <mrow>
            <mo stretchy="false">−</mo>
            <mi>∞</mi>
          </mrow>
          <mi>∞</mi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row>
        <mi mathvariant="italic">dx</mi>
        <mo stretchy="false">=</mo>
        <mrow>
          <mo stretchy="false">−</mo>
          <mi mathvariant="italic">ih</mi>
        </mrow>
      </mrow>
      <mrow>
        <munderover>
          <mo stretchy="false">∫</mo>
          <mrow>
            <mo stretchy="false">−</mo>
            <mi>∞</mi>
          </mrow>
          <mi>∞</mi>
        </munderover>
        <mrow>
          <mfrac>
            <mo stretchy="false">∂</mo>
            <mrow>
              <mo stretchy="false">∂</mo>
              <mi>t</mi>
            </mrow>
          </mfrac>
          <mrow>
            <mo fence="true" form="prefix" stretchy="false">(</mo>
            <mrow>
              <mrow>
                <mi>ψ</mi>
                <mtext>*</mtext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</mrow>
            </mrow>
            <mo fence="true" form="postfix" stretchy="false">)</mo>
          </mrow>
          <mi mathvariant="italic">dx</mi>
        </mrow>
      </mrow>
    </mrow>
    <annotation encoding="StarMath 5.0">{partial langle ρ rangle} over {partial t}  = -ih {partial} over {partial t} int from{-∞} to{∞}  ψ "*" {partial ψ} over {partial x}  dx
= -ih int from{-∞} to{∞} {{partial} over {partial t} ( ψ "*" {partial ψ} over {partial x} ) dx}</annotation>
  </semantics>
</math>
</file>

<file path=Object 4/content.xml><?xml version="1.0" encoding="utf-8"?>
<math xmlns="http://www.w3.org/1998/Math/MathML" display="block">
  <semantics>
    <mrow>
      <mfrac>
        <mrow>
          <mo stretchy="false">∂</mo>
          <mi>ψ</mi>
        </mrow>
        <mrow>
          <mo stretchy="false">∂</mo>
          <mi>t</mi>
        </mrow>
      </mfrac>
      <mo stretchy="false">=</mo>
      <mrow>
        <mrow>
          <mfrac>
            <mi mathvariant="italic">ih</mi>
            <mrow>
              <mn>2</mn>
              <mi>m</mi>
            </mrow>
          </mfrac>
          <mo stretchy="false">⋅</mo>
          <mfrac>
            <mrow>
              <msup>
                <mo stretchy="false">∂</mo>
                <mn>2</mn>
              </msup>
              <mi>ψ</mi>
            </mrow>
            <mrow>
              <mo stretchy="false">∂</mo>
              <msup>
                <mi>x</mi>
                <mn>2</mn>
              </msup>
            </mrow>
          </mfrac>
        </mrow>
        <mo stretchy="false">−</mo>
        <mrow>
          <mfrac>
            <mrow>
              <mi>i</mi>
              <mi>V</mi>
            </mrow>
            <mi>h</mi>
          </mfrac>
          <mo stretchy="false">⋅</mo>
          <mi>ψ</mi>
        </mrow>
      </mrow>
    </mrow>
    <annotation encoding="StarMath 5.0">{{{partial ψ}} over {partial t}} =  { {ih} over {2m} }  cdot {{{partial ^ 2 ψ}} over {partial x ^ 2}} - {i  V} over h cdot ψ</annotation>
  </semantics>
</math>
</file>